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41274" calcext:value-type="float">
            <text:p>41274</text:p>
          </table:table-cell>
          <table:table-cell table:formula="of:=[.A1]-[.B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42402" calcext:value-type="float">
            <text:p>-42402</text:p>
          </table:table-cell>
          <table:table-cell table:formula="of:=[.A2]-[.B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7274172" calcext:value-type="float">
            <text:p>-7274172</text:p>
          </table:table-cell>
          <table:table-cell table:formula="of:=[.A3]-[.B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3564894" calcext:value-type="float">
            <text:p>-3564894</text:p>
          </table:table-cell>
          <table:table-cell table:formula="of:=[.A4]-[.B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7116510" calcext:value-type="float">
            <text:p>-7116510</text:p>
          </table:table-cell>
          <table:table-cell table:formula="of:=[.A5]-[.B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3651084" calcext:value-type="float">
            <text:p>-3651084</text:p>
          </table:table-cell>
          <table:table-cell table:formula="of:=[.A6]-[.B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7180806" calcext:value-type="float">
            <text:p>-7180806</text:p>
          </table:table-cell>
          <table:table-cell table:formula="of:=[.A7]-[.B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786062" calcext:value-type="float">
            <text:p>1786062</text:p>
          </table:table-cell>
          <table:table-cell table:formula="of:=[.A8]-[.B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4482870" calcext:value-type="float">
            <text:p>-4482870</text:p>
          </table:table-cell>
          <table:table-cell table:formula="of:=[.A9]-[.B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148042" calcext:value-type="float">
            <text:p>-2148042</text:p>
          </table:table-cell>
          <table:table-cell table:formula="of:=[.A10]-[.B1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6408084" calcext:value-type="float">
            <text:p>-6408084</text:p>
          </table:table-cell>
          <table:table-cell table:formula="of:=[.A11]-[.B1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3276234" calcext:value-type="float">
            <text:p>-3276234</text:p>
          </table:table-cell>
          <table:table-cell table:formula="of:=[.A12]-[.B1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544724" calcext:value-type="float">
            <text:p>-1544724</text:p>
          </table:table-cell>
          <table:table-cell table:formula="of:=[.A13]-[.B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843990" calcext:value-type="float">
            <text:p>-843990</text:p>
          </table:table-cell>
          <table:table-cell table:formula="of:=[.A14]-[.B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954470" calcext:value-type="float">
            <text:p>4954470</text:p>
          </table:table-cell>
          <table:table-cell table:formula="of:=[.A15]-[.B1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84406" calcext:value-type="float">
            <text:p>2384406</text:p>
          </table:table-cell>
          <table:table-cell table:formula="of:=[.A16]-[.B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85596" calcext:value-type="float">
            <text:p>1285596</text:p>
          </table:table-cell>
          <table:table-cell table:formula="of:=[.A17]-[.B1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70606" calcext:value-type="float">
            <text:p>570606</text:p>
          </table:table-cell>
          <table:table-cell table:formula="of:=[.A18]-[.B1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4312" calcext:value-type="float">
            <text:p>234312</text:p>
          </table:table-cell>
          <table:table-cell table:formula="of:=[.A19]-[.B1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472984" calcext:value-type="float">
            <text:p>5472984</text:p>
          </table:table-cell>
          <table:table-cell table:formula="of:=[.A20]-[.B2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091756" calcext:value-type="float">
            <text:p>8091756</text:p>
          </table:table-cell>
          <table:table-cell table:formula="of:=[.A21]-[.B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118634" calcext:value-type="float">
            <text:p>4118634</text:p>
          </table:table-cell>
          <table:table-cell table:formula="of:=[.A22]-[.B2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3316584" calcext:value-type="float">
            <text:p>-3316584</text:p>
          </table:table-cell>
          <table:table-cell table:formula="of:=[.A23]-[.B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697536" calcext:value-type="float">
            <text:p>3697536</text:p>
          </table:table-cell>
          <table:table-cell table:formula="of:=[.A24]-[.B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920960" calcext:value-type="float">
            <text:p>1920960</text:p>
          </table:table-cell>
          <table:table-cell table:formula="of:=[.A25]-[.B2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33236" calcext:value-type="float">
            <text:p>1033236</text:p>
          </table:table-cell>
          <table:table-cell table:formula="of:=[.A26]-[.B2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44990" calcext:value-type="float">
            <text:p>444990</text:p>
          </table:table-cell>
          <table:table-cell table:formula="of:=[.A27]-[.B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557122" calcext:value-type="float">
            <text:p>5557122</text:p>
          </table:table-cell>
          <table:table-cell table:formula="of:=[.A28]-[.B2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113188" calcext:value-type="float">
            <text:p>8113188</text:p>
          </table:table-cell>
          <table:table-cell table:formula="of:=[.A29]-[.B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298670" calcext:value-type="float">
            <text:p>-1298670</text:p>
          </table:table-cell>
          <table:table-cell table:formula="of:=[.A30]-[.B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5983398" calcext:value-type="float">
            <text:p>-5983398</text:p>
          </table:table-cell>
          <table:table-cell table:formula="of:=[.A31]-[.B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940144" calcext:value-type="float">
            <text:p>-2940144</text:p>
          </table:table-cell>
          <table:table-cell table:formula="of:=[.A32]-[.B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397880" calcext:value-type="float">
            <text:p>-1397880</text:p>
          </table:table-cell>
          <table:table-cell table:formula="of:=[.A33]-[.B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656324" calcext:value-type="float">
            <text:p>4656324</text:p>
          </table:table-cell>
          <table:table-cell table:formula="of:=[.A34]-[.B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683990" calcext:value-type="float">
            <text:p>7683990</text:p>
          </table:table-cell>
          <table:table-cell table:formula="of:=[.A35]-[.B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533906" calcext:value-type="float">
            <text:p>-1533906</text:p>
          </table:table-cell>
          <table:table-cell table:formula="of:=[.A36]-[.B3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715398" calcext:value-type="float">
            <text:p>-715398</text:p>
          </table:table-cell>
          <table:table-cell table:formula="of:=[.A37]-[.B3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64306" calcext:value-type="float">
            <text:p>-264306</text:p>
          </table:table-cell>
          <table:table-cell table:formula="of:=[.A38]-[.B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244312" calcext:value-type="float">
            <text:p>5244312</text:p>
          </table:table-cell>
          <table:table-cell table:formula="of:=[.A39]-[.B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977420" calcext:value-type="float">
            <text:p>7977420</text:p>
          </table:table-cell>
          <table:table-cell table:formula="of:=[.A40]-[.B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060902" calcext:value-type="float">
            <text:p>4060902</text:p>
          </table:table-cell>
          <table:table-cell table:formula="of:=[.A41]-[.B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82006" calcext:value-type="float">
            <text:p>2082006</text:p>
          </table:table-cell>
          <table:table-cell table:formula="of:=[.A42]-[.B4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48174" calcext:value-type="float">
            <text:p>948174</text:p>
          </table:table-cell>
          <table:table-cell table:formula="of:=[.A43]-[.B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850552" calcext:value-type="float">
            <text:p>5850552</text:p>
          </table:table-cell>
          <table:table-cell table:formula="of:=[.A44]-[.B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853084" calcext:value-type="float">
            <text:p>2853084</text:p>
          </table:table-cell>
          <table:table-cell table:formula="of:=[.A45]-[.B4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3928722" calcext:value-type="float">
            <text:p>-3928722</text:p>
          </table:table-cell>
          <table:table-cell table:formula="of:=[.A46]-[.B4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70266" calcext:value-type="float">
            <text:p>3370266</text:p>
          </table:table-cell>
          <table:table-cell table:formula="of:=[.A47]-[.B4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736688" calcext:value-type="float">
            <text:p>1736688</text:p>
          </table:table-cell>
          <table:table-cell table:formula="of:=[.A48]-[.B4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4486920" calcext:value-type="float">
            <text:p>-4486920</text:p>
          </table:table-cell>
          <table:table-cell table:formula="of:=[.A49]-[.B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315652" calcext:value-type="float">
            <text:p>-2315652</text:p>
          </table:table-cell>
          <table:table-cell table:formula="of:=[.A50]-[.B5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085070" calcext:value-type="float">
            <text:p>-1085070</text:p>
          </table:table-cell>
          <table:table-cell table:formula="of:=[.A51]-[.B5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792092" calcext:value-type="float">
            <text:p>4792092</text:p>
          </table:table-cell>
          <table:table-cell table:formula="of:=[.A52]-[.B5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845549670" calcext:value-type="float">
            <text:p>-1845549670</text:p>
          </table:table-cell>
          <table:table-cell table:formula="of:=[.A53]-[.B5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399287756" calcext:value-type="float">
            <text:p>-1399287756</text:p>
          </table:table-cell>
          <table:table-cell table:formula="of:=[.A54]-[.B5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21031190" calcext:value-type="float">
            <text:p>-121031190</text:p>
          </table:table-cell>
          <table:table-cell table:formula="of:=[.A55]-[.B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66628210" calcext:value-type="float">
            <text:p>866628210</text:p>
          </table:table-cell>
          <table:table-cell table:formula="of:=[.A56]-[.B5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463977322" calcext:value-type="float">
            <text:p>-463977322</text:p>
          </table:table-cell>
          <table:table-cell table:formula="of:=[.A57]-[.B5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19075192" calcext:value-type="float">
            <text:p>2019075192</text:p>
          </table:table-cell>
          <table:table-cell table:formula="of:=[.A58]-[.B5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80370364" calcext:value-type="float">
            <text:p>1580370364</text:p>
          </table:table-cell>
          <table:table-cell table:formula="of:=[.A59]-[.B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22493058" calcext:value-type="float">
            <text:p>622493058</text:p>
          </table:table-cell>
          <table:table-cell table:formula="of:=[.A60]-[.B6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51068838" calcext:value-type="float">
            <text:p>-51068838</text:p>
          </table:table-cell>
          <table:table-cell table:formula="of:=[.A61]-[.B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95274674" calcext:value-type="float">
            <text:p>1095274674</text:p>
          </table:table-cell>
          <table:table-cell table:formula="of:=[.A62]-[.B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45748964" calcext:value-type="float">
            <text:p>1645748964</text:p>
          </table:table-cell>
          <table:table-cell table:formula="of:=[.A63]-[.B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15477996" calcext:value-type="float">
            <text:p>1015477996</text:p>
          </table:table-cell>
          <table:table-cell table:formula="of:=[.A64]-[.B6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70132444" calcext:value-type="float">
            <text:p>1370132444</text:p>
          </table:table-cell>
          <table:table-cell table:formula="of:=[.A65]-[.B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005121984" calcext:value-type="float">
            <text:p>-2005121984</text:p>
          </table:table-cell>
          <table:table-cell table:formula="of:=[.A66]-[.B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965463518" calcext:value-type="float">
            <text:p>1965463518</text:p>
          </table:table-cell>
          <table:table-cell table:formula="of:=[.A67]-[.B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027233226" calcext:value-type="float">
            <text:p>-1027233226</text:p>
          </table:table-cell>
          <table:table-cell table:formula="of:=[.A68]-[.B6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741824332" calcext:value-type="float">
            <text:p>-741824332</text:p>
          </table:table-cell>
          <table:table-cell table:formula="of:=[.A69]-[.B6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75127832" calcext:value-type="float">
            <text:p>775127832</text:p>
          </table:table-cell>
          <table:table-cell table:formula="of:=[.A70]-[.B7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929825780" calcext:value-type="float">
            <text:p>-1929825780</text:p>
          </table:table-cell>
          <table:table-cell table:formula="of:=[.A71]-[.B7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55271850" calcext:value-type="float">
            <text:p>555271850</text:p>
          </table:table-cell>
          <table:table-cell table:formula="of:=[.A72]-[.B7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730148590" calcext:value-type="float">
            <text:p>1730148590</text:p>
          </table:table-cell>
          <table:table-cell table:formula="of:=[.A73]-[.B7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895182596" calcext:value-type="float">
            <text:p>-895182596</text:p>
          </table:table-cell>
          <table:table-cell table:formula="of:=[.A74]-[.B7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97926608" calcext:value-type="float">
            <text:p>1897926608</text:p>
          </table:table-cell>
          <table:table-cell table:formula="of:=[.A75]-[.B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065856346" calcext:value-type="float">
            <text:p>-2065856346</text:p>
          </table:table-cell>
          <table:table-cell table:formula="of:=[.A76]-[.B7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3252122" calcext:value-type="float">
            <text:p>103252122</text:p>
          </table:table-cell>
          <table:table-cell table:formula="of:=[.A77]-[.B7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590482970" calcext:value-type="float">
            <text:p>-1590482970</text:p>
          </table:table-cell>
          <table:table-cell table:formula="of:=[.A78]-[.B7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534965896" calcext:value-type="float">
            <text:p>-534965896</text:p>
          </table:table-cell>
          <table:table-cell table:formula="of:=[.A79]-[.B7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77108238" calcext:value-type="float">
            <text:p>1677108238</text:p>
          </table:table-cell>
          <table:table-cell table:formula="of:=[.A80]-[.B8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966519692" calcext:value-type="float">
            <text:p>1966519692</text:p>
          </table:table-cell>
          <table:table-cell table:formula="of:=[.A81]-[.B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37988344" calcext:value-type="float">
            <text:p>637988344</text:p>
          </table:table-cell>
          <table:table-cell table:formula="of:=[.A82]-[.B8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57767036" calcext:value-type="float">
            <text:p>-57767036</text:p>
          </table:table-cell>
          <table:table-cell table:formula="of:=[.A83]-[.B8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899883910" calcext:value-type="float">
            <text:p>-1899883910</text:p>
          </table:table-cell>
          <table:table-cell table:formula="of:=[.A84]-[.B8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1086926" calcext:value-type="float">
            <text:p>231086926</text:p>
          </table:table-cell>
          <table:table-cell table:formula="of:=[.A85]-[.B8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683690946" calcext:value-type="float">
            <text:p>-683690946</text:p>
          </table:table-cell>
          <table:table-cell table:formula="of:=[.A86]-[.B8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738771262" calcext:value-type="float">
            <text:p>-738771262</text:p>
          </table:table-cell>
          <table:table-cell table:formula="of:=[.A87]-[.B8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560956850" calcext:value-type="float">
            <text:p>-1560956850</text:p>
          </table:table-cell>
          <table:table-cell table:formula="of:=[.A88]-[.B8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820905970" calcext:value-type="float">
            <text:p>-820905970</text:p>
          </table:table-cell>
          <table:table-cell table:formula="of:=[.A89]-[.B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73069004" calcext:value-type="float">
            <text:p>1673069004</text:p>
          </table:table-cell>
          <table:table-cell table:formula="of:=[.A90]-[.B9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92346210" calcext:value-type="float">
            <text:p>1592346210</text:p>
          </table:table-cell>
          <table:table-cell table:formula="of:=[.A91]-[.B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73788556" calcext:value-type="float">
            <text:p>1173788556</text:p>
          </table:table-cell>
          <table:table-cell table:formula="of:=[.A92]-[.B9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575232728" calcext:value-type="float">
            <text:p>-1575232728</text:p>
          </table:table-cell>
          <table:table-cell table:formula="of:=[.A93]-[.B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79476940" calcext:value-type="float">
            <text:p>-179476940</text:p>
          </table:table-cell>
          <table:table-cell table:formula="of:=[.A94]-[.B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36162128" calcext:value-type="float">
            <text:p>1536162128</text:p>
          </table:table-cell>
          <table:table-cell table:formula="of:=[.A95]-[.B9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72636328" calcext:value-type="float">
            <text:p>172636328</text:p>
          </table:table-cell>
          <table:table-cell table:formula="of:=[.A96]-[.B9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12192194" calcext:value-type="float">
            <text:p>512192194</text:p>
          </table:table-cell>
          <table:table-cell table:formula="of:=[.A97]-[.B9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34373304" calcext:value-type="float">
            <text:p>434373304</text:p>
          </table:table-cell>
          <table:table-cell table:formula="of:=[.A98]-[.B9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23871050" calcext:value-type="float">
            <text:p>423871050</text:p>
          </table:table-cell>
          <table:table-cell table:formula="of:=[.A99]-[.B9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767376030" calcext:value-type="float">
            <text:p>-767376030</text:p>
          </table:table-cell>
          <table:table-cell table:formula="of:=[.A100]-[.B10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615852732" calcext:value-type="float">
            <text:p>-615852732</text:p>
          </table:table-cell>
          <table:table-cell table:formula="of:=[.A101]-[.B10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638344756" calcext:value-type="float">
            <text:p>-638344756</text:p>
          </table:table-cell>
          <table:table-cell table:formula="of:=[.A102]-[.B10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48500070" calcext:value-type="float">
            <text:p>1348500070</text:p>
          </table:table-cell>
          <table:table-cell table:formula="of:=[.A103]-[.B10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569356798" calcext:value-type="float">
            <text:p>-1569356798</text:p>
          </table:table-cell>
          <table:table-cell table:formula="of:=[.A104]-[.B10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508546864" calcext:value-type="float">
            <text:p>-1508546864</text:p>
          </table:table-cell>
          <table:table-cell table:formula="of:=[.A105]-[.B10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93580102" calcext:value-type="float">
            <text:p>593580102</text:p>
          </table:table-cell>
          <table:table-cell table:formula="of:=[.A106]-[.B10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8593232" calcext:value-type="float">
            <text:p>508593232</text:p>
          </table:table-cell>
          <table:table-cell table:formula="of:=[.A107]-[.B10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25514584" calcext:value-type="float">
            <text:p>-225514584</text:p>
          </table:table-cell>
          <table:table-cell table:formula="of:=[.A108]-[.B10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152684460" calcext:value-type="float">
            <text:p>-1152684460</text:p>
          </table:table-cell>
          <table:table-cell table:formula="of:=[.A109]-[.B10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50952618" calcext:value-type="float">
            <text:p>2050952618</text:p>
          </table:table-cell>
          <table:table-cell table:formula="of:=[.A110]-[.B11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37279490" calcext:value-type="float">
            <text:p>1237279490</text:p>
          </table:table-cell>
          <table:table-cell table:formula="of:=[.A111]-[.B11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2697646" calcext:value-type="float">
            <text:p>202697646</text:p>
          </table:table-cell>
          <table:table-cell table:formula="of:=[.A112]-[.B11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64848038" calcext:value-type="float">
            <text:p>964848038</text:p>
          </table:table-cell>
          <table:table-cell table:formula="of:=[.A113]-[.B1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761182814" calcext:value-type="float">
            <text:p>-1761182814</text:p>
          </table:table-cell>
          <table:table-cell table:formula="of:=[.A114]-[.B1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296533506" calcext:value-type="float">
            <text:p>-1296533506</text:p>
          </table:table-cell>
          <table:table-cell table:formula="of:=[.A115]-[.B11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50904108" calcext:value-type="float">
            <text:p>1150904108</text:p>
          </table:table-cell>
          <table:table-cell table:formula="of:=[.A116]-[.B1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743916428" calcext:value-type="float">
            <text:p>-1743916428</text:p>
          </table:table-cell>
          <table:table-cell table:formula="of:=[.A117]-[.B11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7968954" calcext:value-type="float">
            <text:p>167968954</text:p>
          </table:table-cell>
          <table:table-cell table:formula="of:=[.A118]-[.B11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64328310" calcext:value-type="float">
            <text:p>-264328310</text:p>
          </table:table-cell>
          <table:table-cell table:formula="of:=[.A119]-[.B11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59080340" calcext:value-type="float">
            <text:p>1359080340</text:p>
          </table:table-cell>
          <table:table-cell table:formula="of:=[.A120]-[.B12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947754678" calcext:value-type="float">
            <text:p>-1947754678</text:p>
          </table:table-cell>
          <table:table-cell table:formula="of:=[.A121]-[.B1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949935406" calcext:value-type="float">
            <text:p>-1949935406</text:p>
          </table:table-cell>
          <table:table-cell table:formula="of:=[.A122]-[.B12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631206856" calcext:value-type="float">
            <text:p>-1631206856</text:p>
          </table:table-cell>
          <table:table-cell table:formula="of:=[.A123]-[.B1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9617786" calcext:value-type="float">
            <text:p>2119617786</text:p>
          </table:table-cell>
          <table:table-cell table:formula="of:=[.A124]-[.B1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875871574" calcext:value-type="float">
            <text:p>-875871574</text:p>
          </table:table-cell>
          <table:table-cell table:formula="of:=[.A125]-[.B12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13424676" calcext:value-type="float">
            <text:p>1613424676</text:p>
          </table:table-cell>
          <table:table-cell table:formula="of:=[.A126]-[.B12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94449904" calcext:value-type="float">
            <text:p>1594449904</text:p>
          </table:table-cell>
          <table:table-cell table:formula="of:=[.A127]-[.B1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522143530" calcext:value-type="float">
            <text:p>-1522143530</text:p>
          </table:table-cell>
          <table:table-cell table:formula="of:=[.A128]-[.B12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177013864" calcext:value-type="float">
            <text:p>-1177013864</text:p>
          </table:table-cell>
          <table:table-cell table:formula="of:=[.A129]-[.B1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79165516" calcext:value-type="float">
            <text:p>1079165516</text:p>
          </table:table-cell>
          <table:table-cell table:formula="of:=[.A130]-[.B1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60047356" calcext:value-type="float">
            <text:p>-260047356</text:p>
          </table:table-cell>
          <table:table-cell table:formula="of:=[.A131]-[.B1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609834878" calcext:value-type="float">
            <text:p>-609834878</text:p>
          </table:table-cell>
          <table:table-cell table:formula="of:=[.A132]-[.B1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94253422" calcext:value-type="float">
            <text:p>1494253422</text:p>
          </table:table-cell>
          <table:table-cell table:formula="of:=[.A133]-[.B1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1184612" calcext:value-type="float">
            <text:p>331184612</text:p>
          </table:table-cell>
          <table:table-cell table:formula="of:=[.A134]-[.B1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502080142" calcext:value-type="float">
            <text:p>-1502080142</text:p>
          </table:table-cell>
          <table:table-cell table:formula="of:=[.A135]-[.B1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80501478" calcext:value-type="float">
            <text:p>980501478</text:p>
          </table:table-cell>
          <table:table-cell table:formula="of:=[.A136]-[.B13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981495234" calcext:value-type="float">
            <text:p>1981495234</text:p>
          </table:table-cell>
          <table:table-cell table:formula="of:=[.A137]-[.B13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132794098" calcext:value-type="float">
            <text:p>-2132794098</text:p>
          </table:table-cell>
          <table:table-cell table:formula="of:=[.A138]-[.B1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790265514" calcext:value-type="float">
            <text:p>-1790265514</text:p>
          </table:table-cell>
          <table:table-cell table:formula="of:=[.A139]-[.B1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871190824" calcext:value-type="float">
            <text:p>-1871190824</text:p>
          </table:table-cell>
          <table:table-cell table:formula="of:=[.A140]-[.B1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79887434" calcext:value-type="float">
            <text:p>479887434</text:p>
          </table:table-cell>
          <table:table-cell table:formula="of:=[.A141]-[.B1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63558900" calcext:value-type="float">
            <text:p>1663558900</text:p>
          </table:table-cell>
          <table:table-cell table:formula="of:=[.A142]-[.B14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11590650" calcext:value-type="float">
            <text:p>1311590650</text:p>
          </table:table-cell>
          <table:table-cell table:formula="of:=[.A143]-[.B1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59672140" calcext:value-type="float">
            <text:p>559672140</text:p>
          </table:table-cell>
          <table:table-cell table:formula="of:=[.A144]-[.B1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452164732" calcext:value-type="float">
            <text:p>-452164732</text:p>
          </table:table-cell>
          <table:table-cell table:formula="of:=[.A145]-[.B14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893754814" calcext:value-type="float">
            <text:p>-1893754814</text:p>
          </table:table-cell>
          <table:table-cell table:formula="of:=[.A146]-[.B14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670745872" calcext:value-type="float">
            <text:p>-1670745872</text:p>
          </table:table-cell>
          <table:table-cell table:formula="of:=[.A147]-[.B14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942929416" calcext:value-type="float">
            <text:p>-1942929416</text:p>
          </table:table-cell>
          <table:table-cell table:formula="of:=[.A148]-[.B14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963756506" calcext:value-type="float">
            <text:p>1963756506</text:p>
          </table:table-cell>
          <table:table-cell table:formula="of:=[.A149]-[.B1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85755068" calcext:value-type="float">
            <text:p>885755068</text:p>
          </table:table-cell>
          <table:table-cell table:formula="of:=[.A150]-[.B15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224794914" calcext:value-type="float">
            <text:p>-1224794914</text:p>
          </table:table-cell>
          <table:table-cell table:formula="of:=[.A151]-[.B15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588455524" calcext:value-type="float">
            <text:p>-1588455524</text:p>
          </table:table-cell>
          <table:table-cell table:formula="of:=[.A152]-[.B15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53625772" calcext:value-type="float">
            <text:p>553625772</text:p>
          </table:table-cell>
          <table:table-cell table:formula="of:=[.A153]-[.B15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830743594" calcext:value-type="float">
            <text:p>-830743594</text:p>
          </table:table-cell>
          <table:table-cell table:formula="of:=[.A154]-[.B15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139240262" calcext:value-type="float">
            <text:p>-1139240262</text:p>
          </table:table-cell>
          <table:table-cell table:formula="of:=[.A155]-[.B1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293488596" calcext:value-type="float">
            <text:p>-1293488596</text:p>
          </table:table-cell>
          <table:table-cell table:formula="of:=[.A156]-[.B15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60812182" calcext:value-type="float">
            <text:p>460812182</text:p>
          </table:table-cell>
          <table:table-cell table:formula="of:=[.A157]-[.B15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01831672" calcext:value-type="float">
            <text:p>1401831672</text:p>
          </table:table-cell>
          <table:table-cell table:formula="of:=[.A158]-[.B15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339011332" calcext:value-type="float">
            <text:p>-339011332</text:p>
          </table:table-cell>
          <table:table-cell table:formula="of:=[.A159]-[.B1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209432834" calcext:value-type="float">
            <text:p>-1209432834</text:p>
          </table:table-cell>
          <table:table-cell table:formula="of:=[.A160]-[.B16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58782798" calcext:value-type="float">
            <text:p>258782798</text:p>
          </table:table-cell>
          <table:table-cell table:formula="of:=[.A161]-[.B1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53006582" calcext:value-type="float">
            <text:p>1553006582</text:p>
          </table:table-cell>
          <table:table-cell table:formula="of:=[.A162]-[.B1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027219510" calcext:value-type="float">
            <text:p>-2027219510</text:p>
          </table:table-cell>
          <table:table-cell table:formula="of:=[.A163]-[.B1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77634740" calcext:value-type="float">
            <text:p>477634740</text:p>
          </table:table-cell>
          <table:table-cell table:formula="of:=[.A164]-[.B16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560812744" calcext:value-type="float">
            <text:p>-560812744</text:p>
          </table:table-cell>
          <table:table-cell table:formula="of:=[.A165]-[.B1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99404828" calcext:value-type="float">
            <text:p>199404828</text:p>
          </table:table-cell>
          <table:table-cell table:formula="of:=[.A166]-[.B1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632298388" calcext:value-type="float">
            <text:p>-632298388</text:p>
          </table:table-cell>
          <table:table-cell table:formula="of:=[.A167]-[.B1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71588372" calcext:value-type="float">
            <text:p>471588372</text:p>
          </table:table-cell>
          <table:table-cell table:formula="of:=[.A168]-[.B16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804132982" calcext:value-type="float">
            <text:p>-804132982</text:p>
          </table:table-cell>
          <table:table-cell table:formula="of:=[.A169]-[.B16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125934956" calcext:value-type="float">
            <text:p>-1125934956</text:p>
          </table:table-cell>
          <table:table-cell table:formula="of:=[.A170]-[.B17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52515368" calcext:value-type="float">
            <text:p>852515368</text:p>
          </table:table-cell>
          <table:table-cell table:formula="of:=[.A171]-[.B17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54372850" calcext:value-type="float">
            <text:p>254372850</text:p>
          </table:table-cell>
          <table:table-cell table:formula="of:=[.A172]-[.B17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18430920" calcext:value-type="float">
            <text:p>1618430920</text:p>
          </table:table-cell>
          <table:table-cell table:formula="of:=[.A173]-[.B17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89026660" calcext:value-type="float">
            <text:p>1289026660</text:p>
          </table:table-cell>
          <table:table-cell table:formula="of:=[.A174]-[.B17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32250896" calcext:value-type="float">
            <text:p>1432250896</text:p>
          </table:table-cell>
          <table:table-cell table:formula="of:=[.A175]-[.B1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6314248" calcext:value-type="float">
            <text:p>236314248</text:p>
          </table:table-cell>
          <table:table-cell table:formula="of:=[.A176]-[.B17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33639970" calcext:value-type="float">
            <text:p>1533639970</text:p>
          </table:table-cell>
          <table:table-cell table:formula="of:=[.A177]-[.B17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70696800" calcext:value-type="float">
            <text:p>670696800</text:p>
          </table:table-cell>
          <table:table-cell table:formula="of:=[.A178]-[.B17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3463566" calcext:value-type="float">
            <text:p>163463566</text:p>
          </table:table-cell>
          <table:table-cell table:formula="of:=[.A179]-[.B17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93534964" calcext:value-type="float">
            <text:p>293534964</text:p>
          </table:table-cell>
          <table:table-cell table:formula="of:=[.A180]-[.B18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212978600" calcext:value-type="float">
            <text:p>-1212978600</text:p>
          </table:table-cell>
          <table:table-cell table:formula="of:=[.A181]-[.B1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33437868" calcext:value-type="float">
            <text:p>433437868</text:p>
          </table:table-cell>
          <table:table-cell table:formula="of:=[.A182]-[.B18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56646102" calcext:value-type="float">
            <text:p>1256646102</text:p>
          </table:table-cell>
          <table:table-cell table:formula="of:=[.A183]-[.B18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40126232" calcext:value-type="float">
            <text:p>840126232</text:p>
          </table:table-cell>
          <table:table-cell table:formula="of:=[.A184]-[.B18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379566998" calcext:value-type="float">
            <text:p>-379566998</text:p>
          </table:table-cell>
          <table:table-cell table:formula="of:=[.A185]-[.B18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538096286" calcext:value-type="float">
            <text:p>-538096286</text:p>
          </table:table-cell>
          <table:table-cell table:formula="of:=[.A186]-[.B18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245106210" calcext:value-type="float">
            <text:p>-1245106210</text:p>
          </table:table-cell>
          <table:table-cell table:formula="of:=[.A187]-[.B18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410749924" calcext:value-type="float">
            <text:p>-410749924</text:p>
          </table:table-cell>
          <table:table-cell table:formula="of:=[.A188]-[.B18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74436238" calcext:value-type="float">
            <text:p>274436238</text:p>
          </table:table-cell>
          <table:table-cell table:formula="of:=[.A189]-[.B1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519021034" calcext:value-type="float">
            <text:p>-519021034</text:p>
          </table:table-cell>
          <table:table-cell table:formula="of:=[.A190]-[.B19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983378982" calcext:value-type="float">
            <text:p>-983378982</text:p>
          </table:table-cell>
          <table:table-cell table:formula="of:=[.A191]-[.B1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39852058" calcext:value-type="float">
            <text:p>1239852058</text:p>
          </table:table-cell>
          <table:table-cell table:formula="of:=[.A192]-[.B19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43541212" calcext:value-type="float">
            <text:p>2043541212</text:p>
          </table:table-cell>
          <table:table-cell table:formula="of:=[.A193]-[.B1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09508172" calcext:value-type="float">
            <text:p>1809508172</text:p>
          </table:table-cell>
          <table:table-cell table:formula="of:=[.A194]-[.B1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84565286" calcext:value-type="float">
            <text:p>1384565286</text:p>
          </table:table-cell>
          <table:table-cell table:formula="of:=[.A195]-[.B19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1803513792" calcext:value-type="float">
            <text:p>-1803513792</text:p>
          </table:table-cell>
          <table:table-cell table:formula="of:=[.A196]-[.B19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5799584" calcext:value-type="float">
            <text:p>205799584</text:p>
          </table:table-cell>
          <table:table-cell table:formula="of:=[.A197]-[.B19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50753326" calcext:value-type="float">
            <text:p>1450753326</text:p>
          </table:table-cell>
          <table:table-cell table:formula="of:=[.A198]-[.B19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29253478" calcext:value-type="float">
            <text:p>629253478</text:p>
          </table:table-cell>
          <table:table-cell table:formula="of:=[.A199]-[.B19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78125954" calcext:value-type="float">
            <text:p>1178125954</text:p>
          </table:table-cell>
          <table:table-cell table:formula="of:=[.A200]-[.B20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67176176" calcext:value-type="float">
            <text:p>-67176176</text:p>
          </table:table-cell>
          <table:table-cell table:formula="of:=[.A201]-[.B20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03706298" calcext:value-type="float">
            <text:p>903706298</text:p>
          </table:table-cell>
          <table:table-cell table:formula="of:=[.A202]-[.B20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1T22:16:45.988000000</meta:creation-date>
    <dc:date>2023-03-31T22:25:44.989000000</dc:date>
    <meta:editing-duration>PT9M</meta:editing-duration>
    <meta:editing-cycles>1</meta:editing-cycles>
    <meta:document-statistic meta:table-count="1" meta:cell-count="606" meta:object-count="0"/>
    <meta:generator>LibreOffice/7.4.3.2$Windows_X86_64 LibreOffice_project/1048a8393ae2eeec98dff31b5c133c5f1d08b890</meta:generator>
  </office:meta>
</office:document-meta>
</file>